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3" style:master-page-name="Standard">
      <style:paragraph-properties fo:margin-top="0.222in" fo:margin-bottom="0.0555in" loext:contextual-spacing="false" style:page-number="1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2hcqqych1obi"/><text:span text:style-name="T1">Algorithm to perform the operations(addition,subtraction,multiplication,division) in calculator using functions</text:span></text:p>
      <text:p text:style-name="P1"/>
      <text:p text:style-name="P1">Step-1: Start </text:p>
      <text:p text:style-name="P1">Step-2: Take variables add,sub,mul,div</text:p>
      <text:p text:style-name="P1">Step-3: Define the functions [ add(5,6); sub(5,6); mul(5,6); div(5,6)]</text:p>
      <text:p text:style-name="P1">Step-4 <text:s/>If add(a,b) is called compute s=a=+b and print s value</text:p>
      <text:p text:style-name="P1">Step-5: If sub(a,b) is called compute l=a-b and print l value</text:p>
      <text:p text:style-name="P1">Step-6: If mul(a,b) is called compute m=a*b and print m value</text:p>
      <text:p text:style-name="P1">Step-7: If div(a,b) is called compute d=a/b and print d value</text:p>
      <text:p text:style-name="P1">Step-8: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70" meta:character-count="490" meta:non-whitespace-character-count="427"/>
    <meta:generator>LibreOfficeDev/5.1.0.3$Linux_X86_64 LibreOffice_project/</meta:generator>
  </office:meta>
</office:document-meta>
</file>